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7.9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17.9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7.9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6.1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8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5.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top="0cm" fo:margin-bottom="0cm"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color="#ffffff" fo:font-size="26pt" style:font-size-asian="26pt" style:font-size-complex="26pt"/>
    </style:style>
    <style:style style:name="T1" style:family="text">
      <style:text-properties fo:color="#ffffff" style:text-position="0% 100%" fo:font-size="28pt" style:font-size-asian="28pt" style:font-size-complex="28pt"/>
    </style:style>
    <style:style style:name="T2" style:family="text">
      <style:text-properties fo:color="#ffffff" style:text-position="-33% 58%" fo:font-size="28pt" style:font-size-asian="28pt" style:font-size-complex="28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8.4cm" svg:height="1.7cm" svg:x="1.3cm" svg:y="1.4cm">
          <text:p text:style-name="P1"><text:span text:style-name="T1">n</text:span><text:span text:style-name="T2">start</text:span><text:span text:style-name="T1">:</text:span><text:span text:style-name="T2"> </text:span><text:span text:style-name="T1">&lt;Methoden-Signatur&gt;(int 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8.4cm" svg:height="2.8cm" svg:x="1.3cm" svg:y="4cm">
          <text:p text:style-name="P1"><text:span text:style-name="T3">int a = 9;</text:span></text:p>
          <text:p text:style-name="P1"><text:span text:style-name="T3">Int z = 0;</text:span></text:p>
          <text:p text:style-name="P1"><text:span text:style-name="T3">System.out.println(„blubb“); <text:s text:c="13"/>n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8.4cm" svg:height="2.2cm" svg:x="1.4cm" svg:y="7.8cm">
          <text:p text:style-name="P1"><text:span text:style-name="T3">if (a == 9) <text:s text:c="42"/>n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6cm" svg:height="2.2cm" svg:x="2.7cm" svg:y="10.8cm">
          <text:p text:style-name="P1"><text:span text:style-name="T3"/></text:p>
          <text:p text:style-name="P1"><text:span text:style-name="T3">int i <text:s/>= 0; <text:s text:c="5"/>n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6cm" svg:height="2.2cm" svg:x="2.6cm" svg:y="14.5cm">
          <text:p text:style-name="P1"><text:span text:style-name="T3">if (i &lt;= b) <text:s text:c="5"/>n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7cm" svg:height="2.2cm" svg:x="4.3cm" svg:y="17.8cm">
          <text:p text:style-name="P1"><text:span text:style-name="T3">n++;</text:span></text:p>
          <text:p text:style-name="P1"><text:span text:style-name="T3">i++; <text:s text:c="5"/>n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8.7cm" svg:height="2.2cm" svg:x="2.3cm" svg:y="21.4cm">
          <text:p text:style-name="P1"><text:span text:style-name="T3">z++;</text:span></text:p>
          <text:p text:style-name="P1"><text:span text:style-name="T3">if (a == z) <text:s text:c="11"/>n</text:span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1.7cm" svg:x="1.5cm" svg:y="26.4cm">
          <text:p text:style-name="P1"><text:span text:style-name="T1">n</text:span><text:span text:style-name="T2">stop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.7cm" svg:height="2.2cm" svg:x="13.9cm" svg:y="21.4cm">
          <text:p text:style-name="P1"><text:span text:style-name="T3">a = 8; <text:s text:c="4"/>n</text:span><text:span text:style-name="T4">7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.7cm" svg:y1="9.8cm" svg:x2="1.8cm" svg:y2="26.4cm">
          <text:p/>
        </draw:line>
        <draw:connector draw:style-name="gr7" draw:text-style-name="P3" draw:layer="layout" svg:x1="10.5cm" svg:y1="3.1cm" svg:x2="10.5cm" svg:y2="4cm" draw:start-shape="id1" draw:start-glue-point="2" draw:end-shape="id2" draw:end-glue-point="0" svg:d="M10500 3100v900" svg:viewBox="0 0 1 901">
          <text:p/>
        </draw:connector>
        <draw:connector draw:style-name="gr7" draw:text-style-name="P3" draw:layer="layout" svg:x1="10.5cm" svg:y1="6.8cm" svg:x2="10.6cm" svg:y2="7.8cm" draw:start-shape="id2" draw:start-glue-point="2" draw:end-shape="id3" draw:end-glue-point="0" svg:d="M10500 6800v568h100v432" svg:viewBox="0 0 101 1001">
          <text:p/>
        </draw:connector>
        <draw:connector draw:style-name="gr7" draw:text-style-name="P3" draw:layer="layout" svg:x1="19.8cm" svg:y1="8.9cm" svg:x2="19.8cm" svg:y2="8.9cm" draw:start-shape="id3" draw:end-shape="id3" svg:d="M19800 8900z" svg:viewBox="0 0 1 1">
          <text:p/>
        </draw:connector>
        <draw:connector draw:style-name="gr7" draw:text-style-name="P4" draw:layer="layout" svg:x1="10.6cm" svg:y1="10cm" svg:x2="6cm" svg:y2="10.8cm" draw:start-shape="id3" draw:start-glue-point="2" draw:end-shape="id4" draw:end-glue-point="0" svg:d="M10600 10000v400h-4600v400" svg:viewBox="0 0 4601 801">
          <text:p/>
        </draw:connector>
        <draw:connector draw:style-name="gr7" draw:text-style-name="P3" draw:layer="layout" svg:x1="9.2cm" svg:y1="15.6cm" svg:x2="9.2cm" svg:y2="15.6cm" draw:start-shape="id5" draw:end-shape="id5" svg:d="M9200 15600z" svg:viewBox="0 0 1 1">
          <text:p/>
        </draw:connector>
        <draw:connector draw:style-name="gr7" draw:text-style-name="P3" xml:id="id7" draw:id="id7" draw:layer="layout" draw:type="curve" svg:x1="9.2cm" svg:y1="15.6cm" svg:x2="9.2cm" svg:y2="15.6cm" draw:start-shape="id5" draw:end-shape="id5" svg:d="M9200 15600z" svg:viewBox="0 0 1 1">
          <text:p/>
        </draw:connector>
        <draw:connector draw:style-name="gr7" draw:text-style-name="P3" draw:layer="layout" draw:line-skew="0.599cm" svg:x1="9cm" svg:y1="18.9cm" svg:x2="9.2cm" svg:y2="15.6cm" draw:start-shape="id6" draw:start-glue-point="1" draw:end-shape="id7" draw:end-glue-point="0" svg:d="M9000 18900h1300v-3300h-1100" svg:viewBox="0 0 1301 3301">
          <text:p/>
        </draw:connector>
        <draw:connector draw:style-name="gr7" draw:text-style-name="P3" draw:layer="layout" svg:x1="11cm" svg:y1="22.5cm" svg:x2="13.9cm" svg:y2="22.5cm" draw:start-shape="id8" draw:start-glue-point="1" draw:end-shape="id9" svg:d="M11000 22500h2900" svg:viewBox="0 0 2901 1">
          <text:p/>
        </draw:connector>
        <draw:line draw:style-name="gr7" draw:text-style-name="P3" draw:layer="layout" svg:x1="3.4cm" svg:y1="16.7cm" svg:x2="3.4cm" svg:y2="21.4cm">
          <text:p/>
        </draw:line>
        <draw:line draw:style-name="gr7" draw:text-style-name="P3" draw:layer="layout" svg:x1="5.6cm" svg:y1="16.7cm" svg:x2="5.6cm" svg:y2="17.8cm">
          <text:p/>
        </draw:line>
        <draw:connector draw:style-name="gr7" draw:text-style-name="P3" draw:layer="layout" draw:type="line" svg:x1="6cm" svg:y1="13cm" svg:x2="5.9cm" svg:y2="14.5cm" draw:start-shape="id4" draw:start-glue-point="2" draw:end-shape="id5" draw:end-glue-point="0" svg:d="M6000 13000l-100 1500" svg:viewBox="0 0 101 1501">
          <text:p/>
        </draw:connector>
        <draw:frame draw:style-name="gr8" draw:text-style-name="P5" draw:layer="layout" svg:width="1.874cm" svg:height="0.962cm" svg:x="9.326cm" svg:y="10.3cm">
          <draw:text-box>
            <text:p>wahr</text:p>
          </draw:text-box>
        </draw:frame>
        <draw:frame draw:style-name="gr8" draw:text-style-name="P5" draw:layer="layout" svg:width="1.874cm" svg:height="0.962cm" svg:x="5.526cm" svg:y="16.6cm">
          <draw:text-box>
            <text:p>wahr</text:p>
          </draw:text-box>
        </draw:frame>
        <draw:frame draw:style-name="gr8" draw:text-style-name="P5" draw:layer="layout" svg:width="1.874cm" svg:height="0.962cm" svg:x="11.426cm" svg:y="21.6cm">
          <draw:text-box>
            <text:p>wahr</text:p>
          </draw:text-box>
        </draw:frame>
        <draw:frame draw:style-name="gr9" draw:text-style-name="P5" draw:layer="layout" svg:width="2.2cm" svg:height="1cm" svg:x="1.6cm" svg:y="13.5cm">
          <draw:text-box>
            <text:p>falsch</text:p>
          </draw:text-box>
        </draw:frame>
        <draw:frame draw:style-name="gr9" draw:text-style-name="P5" draw:layer="layout" svg:width="2.2cm" svg:height="1cm" svg:x="3.3cm" svg:y="16.8cm">
          <draw:text-box>
            <text:p>falsch</text:p>
          </draw:text-box>
        </draw:frame>
        <draw:line draw:style-name="gr7" draw:text-style-name="P3" draw:layer="layout" svg:x1="12.9cm" svg:y1="17.4cm" svg:x2="12.8cm" svg:y2="10.1cm">
          <text:p/>
        </draw:line>
        <draw:line draw:style-name="gr7" draw:text-style-name="P3" draw:layer="layout" svg:x1="16.3cm" svg:y1="21.5cm" svg:x2="16.4cm" svg:y2="10.1cm">
          <text:p/>
        </draw:line>
        <draw:custom-shape draw:style-name="gr10" draw:text-style-name="P6" draw:layer="layout" svg:width="6.3cm" svg:height="2.5cm" svg:x="11.4cm" svg:y="17.4cm">
          <text:p text:style-name="P6"><text:span text:style-name="T3">g</text:span><text:span text:style-name="T3">o</text:span><text:span text:style-name="T3">t</text:span><text:span text:style-name="T3">o</text:span><text:span text:style-name="T3"> </text:span><text:span text:style-name="T3">0</text:span><text:span text:style-name="T3">4</text:span><text:span text:style-name="T3">; </text:span><text:span text:style-name="T3"><text:s text:c="2"/></text:span><text:span text:style-name="T3"><text:s/></text:span><text:span text:style-name="T3">n</text:span><text:span text:style-name="T4">8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1cm" svg:y1="21.3cm" svg:x2="11.9cm" svg:y2="19.8cm">
          <text:p/>
        </draw:line>
        <draw:frame draw:style-name="gr9" draw:text-style-name="P5" draw:layer="layout" svg:width="2.2cm" svg:height="1cm" svg:x="9.3cm" svg:y="20.2cm">
          <draw:text-box>
            <text:p>fals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7:24:41.737000000</meta:creation-date>
    <dc:date>2019-07-08T22:09:22.445678018</dc:date>
    <meta:editing-duration>PT22M22S</meta:editing-duration>
    <meta:editing-cycles>6</meta:editing-cycles>
    <meta:generator>LibreOffice/6.0.7.3$Linux_X86_64 LibreOffice_project/00m0$Build-3</meta:generator>
    <meta:document-statistic meta:object-count="31"/>
  </office:meta>
</office:document-meta>
</file>